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Impl.addIsNull( String field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terImpl.addEqualTo( String fieldAttribute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terImpl.getJcrFieldName( String fieldAttribu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Impl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mpl.addLessOrEqualThan( String fieldAttribute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terImpl.addNotNull( String field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terImpl.orExpression( String jcr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terImpl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mpl.FilterImpl( ClassDescriptor classDescriptor , Map atomicTypeConverters , Class clazz , ValueFactory value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terImpl.addLike( String fieldAttribute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terImpl.addGreaterOrEqualThan( String fieldAttribute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terImpl.addOrFilter( String fieldAttributeName , String [ ] value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terImpl.addGreaterThan( String fieldAttribute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terImpl.setScope(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mpl.getJcr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mpl.getStringValue( String field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ilterImpl.addLessThan( String fieldAttribute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terImpl.addBetween( String fieldAttributeName , Object value1 , Object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terImpl.setNodeName( String nod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mpl.getFilt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mpl.getNod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mpl.addAndFilter( Filter fil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ilterImpl.addJCRExpression( String jcr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Impl.addOrFilter( Filter fil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ilterImpl.addNotEqualTo( String fieldAttribute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terImpl.addExpression( String jcr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terImpl.addContains( String scope , String fullTextSear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terImpl.orJCRExpression( String jcr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